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rtsCommand.doExecute( PackageAdmin adm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portsCommand.printExports( PrintWriter out , Bundle target , ExportedPackage [ ] expor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portsCommand.getBundleName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